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2.3645833333333335in"/>
    </style:style>
    <style:style style:name="co4" style:family="table-column">
      <style:table-column-properties fo:break-before="auto" style:column-width="1.4895833333333333in"/>
    </style:style>
    <style:style style:name="co5" style:family="table-column">
      <style:table-column-properties fo:break-before="auto" style:column-width="3.0729166666666665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0.3645833333333333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375in"/>
    </style:style>
    <style:style style:name="co10" style:family="table-column">
      <style:table-column-properties fo:break-before="auto" style:column-width="1.1145833333333333in"/>
    </style:style>
    <style:style style:name="co11" style:family="table-column">
      <style:table-column-properties fo:break-before="auto" style:column-width="1.4479166666666667in"/>
    </style:style>
    <style:style style:name="co12" style:family="table-column">
      <style:table-column-properties fo:break-before="auto" style:column-width="2.166666666666666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ta2" style:family="table" style:master-page-name="PageStyle_5f_Dalla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2" table:number-columns-repeated="3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1027">
            <text:p>1027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1148">
            <text:p>114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201">
            <text:p>120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88">
            <text:p>988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1233">
            <text:p>1233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1049">
            <text:p>1049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1102">
            <text:p>110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1149">
            <text:p>1149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95">
            <text:p>1195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1149">
            <text:p>114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1233">
            <text:p>123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table table:name="Dallas" table:style-name="ta2" table:print="false">
        <office:forms form:automatic-focus="false" form:apply-design-mode="false"/>
        <table:table-column table:style-name="co2" table:default-cell-style-name="ce15"/>
        <table:table-column table:style-name="co7" table:number-columns-repeated="5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default-cell-style-name="ce15"/>
        <table:table-column table:style-name="co6" table:default-cell-style-name="ce15" table:number-columns-repeated="244"/>
        <table:table-row table:style-name="ro2">
          <table:table-cell table:style-name="ce22" office:value-type="string">
            <text:p>ZIP</text:p>
          </table:table-cell>
          <table:table-cell table:style-name="ce22" office:value-type="string">
            <text:p>fmr0</text:p>
          </table:table-cell>
          <table:table-cell table:style-name="ce22" office:value-type="string">
            <text:p>fmr1</text:p>
          </table:table-cell>
          <table:table-cell table:style-name="ce22" office:value-type="string">
            <text:p>fmr2</text:p>
          </table:table-cell>
          <table:table-cell table:style-name="ce22" office:value-type="string">
            <text:p>fmr3</text:p>
          </table:table-cell>
          <table:table-cell table:style-name="ce22" office:value-type="string">
            <text:p>fmr4</text:p>
          </table:table-cell>
          <table:table-cell table:style-name="ce22" office:value-type="string">
            <text:p>County</text:p>
          </table:table-cell>
          <table:table-cell table:style-name="ce22" office:value-type="string">
            <text:p>state</text:p>
          </table:table-cell>
          <table:table-cell table:style-name="ce22" office:value-type="string">
            <text:p>countyname</text:p>
          </table:table-cell>
          <table:table-cell table:style-name="ce22" office:value-type="string">
            <text:p>Metro_code</text:p>
          </table:table-cell>
          <table:table-cell table:style-name="ce22" office:value-type="string">
            <text:p>Areaname</text:p>
          </table:table-cell>
          <table:table-cell table:style-name="ce22" office:value-type="string">
            <text:p>state_alpha</text:p>
          </table:table-cell>
        </table:table-row>
        <table:table-row table:style-name="ro2">
          <table:table-cell table:style-name="ce22" office:value-type="string">
            <text:p>75001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30">
            <text:p>17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0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90">
            <text:p>179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0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10">
            <text:p>151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07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70">
            <text:p>17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07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70">
            <text:p>177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0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0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80">
            <text:p>188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1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19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000">
            <text:p>20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2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23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000">
            <text:p>200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24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1960">
            <text:p>196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25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30">
            <text:p>183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2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3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10">
            <text:p>1510</text:p>
          </table:table-cell>
          <table:table-cell table:style-name="ce22" office:value-type="string">
            <text:p>39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3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30">
            <text:p>163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3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30">
            <text:p>16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3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3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39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90">
            <text:p>19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4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4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4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4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60">
            <text:p>146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44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30">
            <text:p>17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4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4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5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5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56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50">
            <text:p>205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57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30">
            <text:p>16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6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6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63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00">
            <text:p>18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6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67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30">
            <text:p>16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6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6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20">
            <text:p>162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7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74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60">
            <text:p>166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7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77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7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7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40">
            <text:p>174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40">
            <text:p>174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2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60">
            <text:p>166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2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60">
            <text:p>166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7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39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string">
            <text:p>39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8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string">
            <text:p>39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9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60">
            <text:p>186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9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60">
            <text:p>186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9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9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9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09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39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0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0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90">
            <text:p>15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14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15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1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80">
            <text:p>148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2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2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60">
            <text:p>126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2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60">
            <text:p>126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2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3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10">
            <text:p>1510</text:p>
          </table:table-cell>
          <table:table-cell table:style-name="ce22" office:value-type="string">
            <text:p>39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34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3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37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40">
            <text:p>174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4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4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4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46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47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4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60">
            <text:p>146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60">
            <text:p>146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7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8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5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6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00">
            <text:p>120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6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6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65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10">
            <text:p>131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66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6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69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69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string">
            <text:p>25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7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7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8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8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string">
            <text:p>397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1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80">
            <text:p>208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3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90">
            <text:p>9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30">
            <text:p>16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5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910">
            <text:p>191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8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0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90">
            <text:p>9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1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90">
            <text:p>9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4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5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6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8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80">
            <text:p>148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1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10">
            <text:p>131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2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2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25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80">
            <text:p>208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26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00">
            <text:p>19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2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2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2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4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80">
            <text:p>148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3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60">
            <text:p>126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1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3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4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20">
            <text:p>162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20">
            <text:p>162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4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5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5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5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53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00">
            <text:p>120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5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string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8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70">
            <text:p>157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28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70">
            <text:p>157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0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0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00">
            <text:p>120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07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0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15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string">
            <text:p>11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22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2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2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28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3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string">
            <text:p>11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42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42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4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string">
            <text:p>11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4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5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string">
            <text:p>11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5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5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5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5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6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string">
            <text:p>11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7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9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9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string">
            <text:p>085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549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string">
            <text:p>23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04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0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70">
            <text:p>117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052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05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06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06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084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0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05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0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60">
            <text:p>146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0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0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2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27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34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60">
            <text:p>106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47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4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5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5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6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10">
            <text:p>151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6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27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string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65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  <table:table-row table:style-name="ro2">
          <table:table-cell table:style-name="ce22" office:value-type="string">
            <text:p>766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string">
            <text:p>139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METRO19100M19100</text:p>
          </table:table-cell>
          <table:table-cell table:style-name="ce22" office:value-type="string">
            <text:p>Dallas, TX HUD Metro FMR Area</text:p>
          </table:table-cell>
          <table:table-cell table:style-name="ce22" office:value-type="string">
            <text:p>TX</text:p>
          </table:table-cell>
        </table:table-row>
      </table:table>
      <table:named-expressions>
        <table:named-expression table:name="EXCEL_DATA" table:base-cell-address="$EXCEL_DATA.$A$1" table:expression="[EXCEL_DATA.$A$1:.$Q$136]"/>
        <table:named-expression table:name="Dallas" table:base-cell-address="$Dallas.$A$1" table:expression="[Dallas.$A$1:.$L$21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allas" style:display-name="PageStyle_Dalla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